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92.89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25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1.2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" office:value-type="string" calcext:value-type="string">
            <text:p>Nome e Cognome</text:p>
          </table:table-cell>
          <table:table-cell table:style-name="ce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];1)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];1)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4];1)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5];1)"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6];1)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7];1)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8];1)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9];1)"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0];1)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1];1)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2];1)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3];1)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4];1)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5];1)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6];1)" office:value-type="float" office:value="16" calcext:value-type="float">
            <text:p>16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7];1)" office:value-type="float" office:value="17" calcext:value-type="float">
            <text:p>17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8];1)" office:value-type="float" office:value="18" calcext:value-type="float">
            <text:p>18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9];1)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0];1)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1];1)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2];1)" office:value-type="float" office:value="22" calcext:value-type="float">
            <text:p>22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3];1)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4];1)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5];1)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6];1)" office:value-type="float" office:value="26" calcext:value-type="float">
            <text:p>26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7];1)" office:value-type="float" office:value="27" calcext:value-type="float">
            <text:p>27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8];1)" office:value-type="float" office:value="28" calcext:value-type="float">
            <text:p>28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9];1)" office:value-type="float" office:value="29" calcext:value-type="float">
            <text:p>29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0];1)" office:value-type="float" office:value="30" calcext:value-type="float">
            <text:p>30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1];1)" office:value-type="float" office:value="31" calcext:value-type="float">
            <text:p>31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2];1)" office:value-type="float" office:value="32" calcext:value-type="float">
            <text:p>32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3];1)" office:value-type="float" office:value="33" calcext:value-type="float">
            <text:p>33</text:p>
          </table:table-cell>
          <table:table-cell table:style-name="ce4" table:number-columns-repeated="2"/>
        </table:table-row>
        <table:table-row table:style-name="ro2" table:number-rows-repeated="104854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5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09:37:04.61949045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7-09-02T00:12:33.781927155</meta:creation-date>
    <dc:date>2017-09-04T09:41:52.989557491</dc:date>
    <dc:creator>nicola </dc:creator>
    <meta:editing-duration>PT1M11S</meta:editing-duration>
    <meta:editing-cycles>2</meta:editing-cycles>
    <meta:generator>LibreOffice/5.1.6.2$Linux_X86_64 LibreOffice_project/07ac168c60a517dba0f0d7bc7540f5afa45f0909</meta:generator>
    <meta:printed-by>nicola </meta:printed-by>
    <meta:print-date>2017-09-04T09:41:36.679179599</meta:print-date>
    <meta:document-statistic meta:table-count="1" meta:cell-count="34" meta:object-count="0"/>
  </office:meta>
</office:document-meta>
</file>